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Nom_court</text:p>
          </table:table-cell>
          <table:table-cell office:value-type="string">
            <text:p>Logo</text:p>
          </table:table-cell>
          <table:table-cell office:value-type="string">
            <text:p>Championnat</text:p>
          </table:table-cell>
          <table:table-cell office:value-type="string">
            <text:p>Pays</text:p>
          </table:table-cell>
          <table:table-cell office:value-type="string">
            <text:p>isSelection</text:p>
          </table:table-cell>
        </table:table-row>
        <table:table-row table:style-name="ro2">
          <table:table-cell office:value-type="string">
            <text:p>Paris SG</text:p>
          </table:table-cell>
          <table:table-cell office:value-type="string">
            <text:p>PSG</text:p>
          </table:table-cell>
          <table:table-cell office:value-type="string">
            <text:p>http://upload.wikimedia.org/wikipedia/fr/thumb/2/21/PGS_2013_logo.png/130px-PGS_2013_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 Monaco FC</text:p>
          </table:table-cell>
          <table:table-cell office:value-type="string">
            <text:p>ASM</text:p>
          </table:table-cell>
          <table:table-cell office:value-type="string">
            <text:p>http://upload.wikimedia.org/wikipedia/fr/thumb/9/9c/Logo_AS_Monaco_2013.png/130px-Logo_AS_Monaco_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lle OSC</text:p>
          </table:table-cell>
          <table:table-cell office:value-type="string">
            <text:p>LOSC</text:p>
          </table:table-cell>
          <table:table-cell office:value-type="string">
            <text:p>http://upload.wikimedia.org/wikipedia/fr/thumb/7/70/Logo_LOSC_Lille.svg/langfr-130px-Logo_LOSC_L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 Saint-Etienne</text:p>
          </table:table-cell>
          <table:table-cell office:value-type="string">
            <text:p>ASSE</text:p>
          </table:table-cell>
          <table:table-cell office:value-type="string">
            <text:p>http://upload.wikimedia.org/wikipedia/fr/thumb/2/2c/Logo_AS_Saint-%C3%89tienne.svg/langfr-130px-Logo_AS_Saint-%C3%89tienn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lympique Lyonnais</text:p>
          </table:table-cell>
          <table:table-cell office:value-type="string">
            <text:p>OL</text:p>
          </table:table-cell>
          <table:table-cell office:value-type="string">
            <text:p>http://upload.wikimedia.org/wikipedia/fr/thumb/e/e2/Olympique_lyonnais_%28logo%29.svg/langfr-130px-Olympique_lyonnais_%28logo%2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lympique de Marseille</text:p>
          </table:table-cell>
          <table:table-cell office:value-type="string">
            <text:p>OM</text:p>
          </table:table-cell>
          <table:table-cell office:value-type="string">
            <text:p>http://upload.wikimedia.org/wikipedia/fr/thumb/4/43/Logo_Olympique_de_Marseille.svg/langfr-130px-Logo_Olympique_de_Marse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irondins de Bordeaux</text:p>
          </table:table-cell>
          <table:table-cell office:value-type="string">
            <text:p>GDB</text:p>
          </table:table-cell>
          <table:table-cell office:value-type="string">
            <text:p>http://upload.wikimedia.org/wikipedia/fr/thumb/7/76/Logo_des_Girondins_de_Bordeaux.svg/langfr-130px-Logo_des_Girondins_de_Bordeaux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C Lorient</text:p>
          </table:table-cell>
          <table:table-cell office:value-type="string">
            <text:p>FCL</text:p>
          </table:table-cell>
          <table:table-cell office:value-type="string">
            <text:p>http://upload.wikimedia.org/wikipedia/fr/thumb/1/1d/Logo_FC_Lorient_Bretagne-Sud.svg/langfr-130px-Logo_FC_Lorient_Bretagne-Sud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oulouse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8/8b/Logo_Toulouse_FC.svg/langfr-130px-Logo_Toulouse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 Bastia</text:p>
          </table:table-cell>
          <table:table-cell office:value-type="string">
            <text:p>SCB</text:p>
          </table:table-cell>
          <table:table-cell office:value-type="string">
            <text:p>http://upload.wikimedia.org/wikipedia/fr/thumb/a/ad/SCB-Logo.png/130px-SCB-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ade de Reim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0/0e/Stade_Reims_1999.svg/langfr-130px-Stade_Reims_199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ade Rennai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e/e9/Logo_Stade_Rennais_FC.svg/langfr-130px-Logo_Stade_Rennais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C Nantes</text:p>
          </table:table-cell>
          <table:table-cell office:value-type="string">
            <text:p>FCN</text:p>
          </table:table-cell>
          <table:table-cell office:value-type="string">
            <text:p>http://upload.wikimedia.org/wikipedia/fr/thumb/c/ce/Fcna_logo_2008.png/130px-Fcna_logo_2008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vian TG FC</text:p>
          </table:table-cell>
          <table:table-cell office:value-type="string">
            <text:p>ETG</text:p>
          </table:table-cell>
          <table:table-cell office:value-type="string">
            <text:p>http://upload.wikimedia.org/wikipedia/fr/thumb/3/3d/Logo_Evian_Thonon_Gaillard_FC.svg/langfr-130px-Logo_Evian_Thonon_Gaillard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tpellier HSC</text:p>
          </table:table-cell>
          <table:table-cell office:value-type="string">
            <text:p>MHSC</text:p>
          </table:table-cell>
          <table:table-cell office:value-type="string">
            <text:p>http://upload.wikimedia.org/wikipedia/fr/f/f5/Logo_MHSC_sp%C3%A9cial_40_ans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A Guingamp</text:p>
          </table:table-cell>
          <table:table-cell office:value-type="string">
            <text:p>EAG</text:p>
          </table:table-cell>
          <table:table-cell office:value-type="string">
            <text:p>http://upload.wikimedia.org/wikipedia/fr/thumb/e/ea/En_avant_guingamp.png/130px-En_avant_guingamp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GC Nice</text:p>
          </table:table-cell>
          <table:table-cell office:value-type="string">
            <text:p>OGCN</text:p>
          </table:table-cell>
          <table:table-cell office:value-type="string">
            <text:p>http://upload.wikimedia.org/wikipedia/fr/thumb/f/f0/Ogcnice.jpg/130px-Ogcnice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C Metz</text:p>
          </table:table-cell>
          <table:table-cell office:value-type="string">
            <text:p>FCM</text:p>
          </table:table-cell>
          <table:table-cell office:value-type="string">
            <text:p>http://upload.wikimedia.org/wikipedia/fr/thumb/2/20/FC-Metz.svg/langfr-130px-FC-Metz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C Lens</text:p>
          </table:table-cell>
          <table:table-cell office:value-type="string">
            <text:p>RCL</text:p>
          </table:table-cell>
          <table:table-cell office:value-type="string">
            <text:p>http://upload.wikimedia.org/wikipedia/fr/thumb/8/82/Racing_Club_de_Lens_logo_2014.png/130px-Racing_Club_de_Lens_logo_2014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M Caen</text:p>
          </table:table-cell>
          <table:table-cell office:value-type="string">
            <text:p>SMC</text:p>
          </table:table-cell>
          <table:table-cell office:value-type="string">
            <text:p>http://upload.wikimedia.org/wikipedia/fr/thumb/7/79/LogoSmc2013.png/130px-LogoSmc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C Sochaux Montbeliard</text:p>
          </table:table-cell>
          <table:table-cell office:value-type="string">
            <text:p>FCSM</text:p>
          </table:table-cell>
          <table:table-cell office:value-type="string">
            <text:p>http://upload.wikimedia.org/wikipedia/fr/thumb/b/b5/Logo_FC_Sochaux-Montb%C3%A9liard.svg/langfr-130px-Logo_FC_Sochaux-Montb%C3%A9liard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alenciennes FC</text:p>
          </table:table-cell>
          <table:table-cell office:value-type="string">
            <text:p>VAFC</text:p>
          </table:table-cell>
          <table:table-cell office:value-type="string">
            <text:p>http://upload.wikimedia.org/wikipedia/fr/thumb/a/ac/Logo_Valenciennes_FC.svg/langfr-130px-Logo_Valenciennes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C Ajaccio</text:p>
          </table:table-cell>
          <table:table-cell office:value-type="string">
            <text:p>ACA</text:p>
          </table:table-cell>
          <table:table-cell office:value-type="string">
            <text:p>http://upload.wikimedia.org/wikipedia/fr/thumb/9/94/RDNrcMRQ.jpeg/130px-RDNrcMRQ.jpe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 Nancy-Lorraine</text:p>
          </table:table-cell>
          <table:table-cell office:value-type="string">
            <text:p>ASNL</text:p>
          </table:table-cell>
          <table:table-cell office:value-type="string">
            <text:p>http://upload.wikimedia.org/wikipedia/fr/thumb/6/6b/Logo_AS_Nancy-Lorraine_2013.png/130px-Logo_AS_Nancy-Lorraine_2013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hamois Niortais FC</text:p>
          </table:table-cell>
          <table:table-cell office:value-type="string">
            <text:p>CNFC</text:p>
          </table:table-cell>
          <table:table-cell office:value-type="string">
            <text:p>http://upload.wikimedia.org/wikipedia/fr/thumb/b/bc/Chamois_niortais_logotype.png/130px-Chamois_niortais_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ijon FCO</text:p>
          </table:table-cell>
          <table:table-cell office:value-type="string">
            <text:p>DFCO</text:p>
          </table:table-cell>
          <table:table-cell office:value-type="string">
            <text:p>http://upload.wikimedia.org/wikipedia/fr/thumb/c/c9/LogoDFCO.svg/langfr-130px-LogoDF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ade Brestois 29</text:p>
          </table:table-cell>
          <table:table-cell office:value-type="string">
            <text:p>SB29</text:p>
          </table:table-cell>
          <table:table-cell office:value-type="string">
            <text:p>http://upload.wikimedia.org/wikipedia/fr/thumb/1/14/Logo_Stade_Brestois.svg/langfr-130px-Logo_Stade_Brestois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ours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f/f6/ToursFc_logo.png/130px-ToursFc_logo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ngers SCO</text:p>
          </table:table-cell>
          <table:table-cell office:value-type="string">
            <text:p>SCO</text:p>
          </table:table-cell>
          <table:table-cell office:value-type="string">
            <text:p>http://upload.wikimedia.org/wikipedia/commons/thumb/5/5f/Logo_AngersSCO.svg/langfr-130px-Logo_AngersS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S Troyes AC</text:p>
          </table:table-cell>
          <table:table-cell office:value-type="string">
            <text:p>ESTAC</text:p>
          </table:table-cell>
          <table:table-cell office:value-type="string">
            <text:p>http://upload.wikimedia.org/wikipedia/fr/thumb/b/bf/ES_Troyes_AC.svg/langfr-130px-ES_Troyes_A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S Creteil-Lusitanos</text:p>
          </table:table-cell>
          <table:table-cell office:value-type="string">
            <text:p>USCL</text:p>
          </table:table-cell>
          <table:table-cell office:value-type="string">
            <text:p>http://upload.wikimedia.org/wikipedia/fr/thumb/e/e4/Arton4354-200x118.jpg/130px-Arton4354-200x118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 Havre AC</text:p>
          </table:table-cell>
          <table:table-cell office:value-type="string">
            <text:p>LHAC</text:p>
          </table:table-cell>
          <table:table-cell office:value-type="string">
            <text:p>http://upload.wikimedia.org/wikipedia/fr/thumb/2/2b/Logo_HAC_2012.png/130px-Logo_HAC_2012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C Arles-Avignon</text:p>
          </table:table-cell>
          <table:table-cell office:value-type="string">
            <text:p>ACAA</text:p>
          </table:table-cell>
          <table:table-cell office:value-type="string">
            <text:p>http://upload.wikimedia.org/wikipedia/fr/thumb/a/a2/AC_Arles-Avignon_pro.svg/langfr-130px-AC_Arles-Avignon_pr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ermont Foot 63</text:p>
          </table:table-cell>
          <table:table-cell office:value-type="string">
            <text:p>CF63</text:p>
          </table:table-cell>
          <table:table-cell office:value-type="string">
            <text:p>http://upload.wikimedia.org/wikipedia/fr/thumb/f/fc/LOGO-CF63-officiel.jpg/130px-LOGO-CF63-officiel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imes Olympique</text:p>
          </table:table-cell>
          <table:table-cell office:value-type="string">
            <text:p>NO</text:p>
          </table:table-cell>
          <table:table-cell office:value-type="string">
            <text:p>http://upload.wikimedia.org/wikipedia/fr/thumb/6/67/Logo_n%C3%AEmes_olympique.png/130px-Logo_n%C3%AEmes_olympiqu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J Auxerre</text:p>
          </table:table-cell>
          <table:table-cell office:value-type="string">
            <text:p>AJA</text:p>
          </table:table-cell>
          <table:table-cell office:value-type="string">
            <text:p>http://upload.wikimedia.org/wikipedia/fr/thumb/f/fe/Logo_AJ_Auxerre.svg/langfr-130px-Logo_AJ_Auxerre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ade Lavallois MFC</text:p>
          </table:table-cell>
          <table:table-cell office:value-type="string">
            <text:p>SLMFC</text:p>
          </table:table-cell>
          <table:table-cell office:value-type="string">
            <text:p>http://upload.wikimedia.org/wikipedia/fr/thumb/a/a9/Logo_Stade_Lavallois_Mayenne_FC.svg/langfr-130px-Logo_Stade_Lavallois_Mayenne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B Chateauroux</text:p>
          </table:table-cell>
          <table:table-cell office:value-type="string">
            <text:p>LBC</text:p>
          </table:table-cell>
          <table:table-cell office:value-type="string">
            <text:p>http://upload.wikimedia.org/wikipedia/fr/thumb/b/b9/LogoLBC.png/130px-LogoLBC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S Orleans LF</text:p>
          </table:table-cell>
          <table:table-cell office:value-type="string">
            <text:p>USOLF</text:p>
          </table:table-cell>
          <table:table-cell office:value-type="string">
            <text:p>http://upload.wikimedia.org/wikipedia/fr/thumb/2/2b/Union_sportive_Orl%C3%A9ans_Loiret_football_2.jpg/130px-Union_sportive_Orl%C3%A9ans_Loiret_football_2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FC Ajaccio</text:p>
          </table:table-cell>
          <table:table-cell office:value-type="string">
            <text:p>GCFA</text:p>
          </table:table-cell>
          <table:table-cell office:value-type="string">
            <text:p>http://upload.wikimedia.org/wikipedia/fr/thumb/8/8f/GFCAjaccioLogotype.png/130px-GFCAjaccio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senal FC</text:p>
          </table:table-cell>
          <table:table-cell/>
          <table:table-cell office:value-type="string">
            <text:p>http://upload.wikimedia.org/wikipedia/fr/thumb/5/53/Arsenal_FC.svg/langfr-130px-Arsenal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ton Villa FC</text:p>
          </table:table-cell>
          <table:table-cell/>
          <table:table-cell office:value-type="string">
            <text:p>http://upload.wikimedia.org/wikipedia/fr/thumb/e/e5/Logo_Aston_Villa.svg/langfr-130px-Logo_Aston_Vill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rnley FC</text:p>
          </table:table-cell>
          <table:table-cell/>
          <table:table-cell office:value-type="string">
            <text:p>http://upload.wikimedia.org/wikipedia/fr/thumb/b/b0/Logo_de_Burnley_Football_Club.png/130px-Logo_de_Burnley_Football_Club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helsea FC</text:p>
          </table:table-cell>
          <table:table-cell/>
          <table:table-cell office:value-type="string">
            <text:p>http://upload.wikimedia.org/wikipedia/fr/thumb/5/51/Logo_Chelsea.svg/langfr-130px-Logo_Chelse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rystal Palace FC</text:p>
          </table:table-cell>
          <table:table-cell/>
          <table:table-cell office:value-type="string">
            <text:p>http://upload.wikimedia.org/wikipedia/fr/thumb/0/0c/Crystal_Palace_FC_logo.svg/langfr-130px-Crystal_Palace_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verton FC</text:p>
          </table:table-cell>
          <table:table-cell/>
          <table:table-cell office:value-type="string">
            <text:p>http://upload.wikimedia.org/wikipedia/fr/thumb/0/07/Everton_F.C._%282014%E2%80%93%29.png/130px-Everton_F.C._%282014%E2%80%93%29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ull City AFC</text:p>
          </table:table-cell>
          <table:table-cell/>
          <table:table-cell office:value-type="string">
            <text:p>http://upload.wikimedia.org/wikipedia/fr/thumb/1/1e/Hull_City_Crest_2014.png/130px-Hull_City_Crest_2014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icester City FC</text:p>
          </table:table-cell>
          <table:table-cell/>
          <table:table-cell office:value-type="string">
            <text:p>http://upload.wikimedia.org/wikipedia/fr/thumb/b/b6/Leicester_City.svg/langfr-130px-Leic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verpool FC</text:p>
          </table:table-cell>
          <table:table-cell/>
          <table:table-cell office:value-type="string">
            <text:p>http://upload.wikimedia.org/wikipedia/fr/thumb/5/54/Logo_FC_Liverpool.svg/langfr-130px-Logo_FC_Liverpool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nchester City FC</text:p>
          </table:table-cell>
          <table:table-cell/>
          <table:table-cell office:value-type="string">
            <text:p>http://upload.wikimedia.org/wikipedia/fr/thumb/9/9d/Logo_Manchester_City.svg/langfr-130px-Logo_Manch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nchester United FC</text:p>
          </table:table-cell>
          <table:table-cell/>
          <table:table-cell office:value-type="string">
            <text:p>http://upload.wikimedia.org/wikipedia/fr/thumb/b/b9/Logo_Manchester_United.svg/langfr-130px-Logo_Manchester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ewcastle United FC</text:p>
          </table:table-cell>
          <table:table-cell/>
          <table:table-cell office:value-type="string">
            <text:p>http://upload.wikimedia.org/wikipedia/fr/thumb/6/63/Logo_Newcastle_United.svg/langfr-130px-Logo_Newcastle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Queens Park Rangers FC</text:p>
          </table:table-cell>
          <table:table-cell/>
          <table:table-cell office:value-type="string">
            <text:p>http://upload.wikimedia.org/wikipedia/fr/thumb/4/4e/Queens_park_rangers.png/130px-Queens_park_rangers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uthampton FC</text:p>
          </table:table-cell>
          <table:table-cell/>
          <table:table-cell office:value-type="string">
            <text:p>http://upload.wikimedia.org/wikipedia/fr/thumb/5/54/Southampton_FC.svg/langfr-130px-Southampton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oke City FC</text:p>
          </table:table-cell>
          <table:table-cell/>
          <table:table-cell office:value-type="string">
            <text:p>http://upload.wikimedia.org/wikipedia/fr/thumb/9/9e/Logo_Stoke_City.svg/langfr-130px-Logo_Stoke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underland AFC</text:p>
          </table:table-cell>
          <table:table-cell/>
          <table:table-cell office:value-type="string">
            <text:p>http://upload.wikimedia.org/wikipedia/fr/thumb/7/77/Logo_Sunderland.svg/langfr-130px-Logo_Sunderlan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wansea City AFC</text:p>
          </table:table-cell>
          <table:table-cell/>
          <table:table-cell office:value-type="string">
            <text:p>http://upload.wikimedia.org/wikipedia/fr/thumb/f/f9/Swansea_City_AFC_logo.svg/langfr-130px-Swansea_City_A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ottenham Hotspur FC</text:p>
          </table:table-cell>
          <table:table-cell/>
          <table:table-cell office:value-type="string">
            <text:p>http://upload.wikimedia.org/wikipedia/fr/thumb/5/5c/Logo_Tottenham_Hotspur.svg/langfr-130px-Logo_Tottenham_Hotspur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est Bromwith Albion FC</text:p>
          </table:table-cell>
          <table:table-cell/>
          <table:table-cell office:value-type="string">
            <text:p>http://upload.wikimedia.org/wikipedia/fr/thumb/e/e5/Logo_West_Bromwich_Albion.svg/langfr-130px-Logo_West_Bromwich_Albion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est Ham United FC</text:p>
          </table:table-cell>
          <table:table-cell/>
          <table:table-cell office:value-type="string">
            <text:p>http://upload.wikimedia.org/wikipedia/fr/thumb/2/2a/Logo_West_Ham_United.svg/langfr-130px-Logo_West_Ham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orwich City FC</text:p>
          </table:table-cell>
          <table:table-cell/>
          <table:table-cell office:value-type="string">
            <text:p>http://upload.wikimedia.org/wikipedia/fr/thumb/8/8c/Norwich_City.svg/langfr-130px-Norwich_Cit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ulham FC</text:p>
          </table:table-cell>
          <table:table-cell/>
          <table:table-cell office:value-type="string">
            <text:p>http://upload.wikimedia.org/wikipedia/fr/thumb/c/ce/Logo_Fulham.svg/langfr-130px-Logo_Fulham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rdiff City FC</text:p>
          </table:table-cell>
          <table:table-cell/>
          <table:table-cell office:value-type="string">
            <text:p>http://upload.wikimedia.org/wikipedia/fr/thumb/8/8d/297px-Cardiff_City_Crest.svg.png/130px-297px-Cardiff_City_Crest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rby County FC</text:p>
          </table:table-cell>
          <table:table-cell/>
          <table:table-cell office:value-type="string">
            <text:p>http://upload.wikimedia.org/wikipedia/fr/thumb/f/f9/Derby_county_fc%28nouveau%29.svg/langfr-130px-Derby_county_fc%28nouveau%29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igan Athletic FC</text:p>
          </table:table-cell>
          <table:table-cell/>
          <table:table-cell office:value-type="string">
            <text:p>http://upload.wikimedia.org/wikipedia/fr/thumb/c/cc/Logo_Wigan_Athletic.svg/langfr-130px-Logo_Wiga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righton &amp; Hove Albion FC</text:p>
          </table:table-cell>
          <table:table-cell/>
          <table:table-cell office:value-type="string">
            <text:p>http://upload.wikimedia.org/wikipedia/fr/thumb/4/41/Brighton_%26_Hove_Albion_logo_2011.png/130px-Brighton_%26_Hove_Albion_logo_2011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ading FC</text:p>
          </table:table-cell>
          <table:table-cell/>
          <table:table-cell office:value-type="string">
            <text:p>http://upload.wikimedia.org/wikipedia/fr/2/2b/Reading_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lackburn Rovers FC</text:p>
          </table:table-cell>
          <table:table-cell/>
          <table:table-cell office:value-type="string">
            <text:p>http://upload.wikimedia.org/wikipedia/fr/thumb/4/4e/Logo_Blackburn_Rovers.svg/langfr-130px-Logo_Blackburn_Rov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pswich Town FC</text:p>
          </table:table-cell>
          <table:table-cell/>
          <table:table-cell office:value-type="string">
            <text:p>http://upload.wikimedia.org/wikipedia/fr/thumb/4/43/Ipswich_Town.svg/langfr-130px-Ipswich_Town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FC Bournemouth</text:p>
          </table:table-cell>
          <table:table-cell/>
          <table:table-cell office:value-type="string">
            <text:p>http://upload.wikimedia.org/wikipedia/fr/thumb/e/e2/BournemouthAFC.gif/130px-BournemouthA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ottingham Forest FC</text:p>
          </table:table-cell>
          <table:table-cell/>
          <table:table-cell office:value-type="string">
            <text:p>http://upload.wikimedia.org/wikipedia/fr/thumb/d/d2/Nottingham_Forest_logo.svg/langfr-130px-Nottingham_Forest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ddlebrough</text:p>
          </table:table-cell>
          <table:table-cell office:value-type="string">
            <text:p>FC</text:p>
          </table:table-cell>
          <table:table-cell office:value-type="string">
            <text:p>http://upload.wikimedia.org/wikipedia/fr/thumb/3/3d/Logo_Middlesbrough.svg/langfr-130px-Logo_Middlesbrough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atford FC</text:p>
          </table:table-cell>
          <table:table-cell/>
          <table:table-cell office:value-type="string">
            <text:p>http://upload.wikimedia.org/wikipedia/fr/a/a2/Watford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lton Wanderers FC</text:p>
          </table:table-cell>
          <table:table-cell/>
          <table:table-cell office:value-type="string">
            <text:p>http://upload.wikimedia.org/wikipedia/fr/thumb/3/31/Bolton_wanderers.svg/langfr-130px-Bol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eds United AFC</text:p>
          </table:table-cell>
          <table:table-cell/>
          <table:table-cell office:value-type="string">
            <text:p>http://upload.wikimedia.org/wikipedia/fr/thumb/f/f4/Leeds_United_-_Logo.svg/langfr-130px-Leeds_United_-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heffield Wednesday FC</text:p>
          </table:table-cell>
          <table:table-cell/>
          <table:table-cell office:value-type="string">
            <text:p>http://upload.wikimedia.org/wikipedia/fr/thumb/a/a5/Sheffield_Wednesday.svg/langfr-130px-Sheffield_Wednesda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uddersfield Town FC</text:p>
          </table:table-cell>
          <table:table-cell/>
          <table:table-cell office:value-type="string">
            <text:p>http://upload.wikimedia.org/wikipedia/fr/thumb/3/34/Huddersfield_town_fc.svg/langfr-130px-Huddersfield_town_f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harlton Athletic FC</text:p>
          </table:table-cell>
          <table:table-cell/>
          <table:table-cell office:value-type="string">
            <text:p>http://upload.wikimedia.org/wikipedia/fr/thumb/5/5b/Charlton_Athletic.svg/langfr-130px-Charlto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llwall FC</text:p>
          </table:table-cell>
          <table:table-cell/>
          <table:table-cell office:value-type="string">
            <text:p>http://upload.wikimedia.org/wikipedia/en/thumb/7/71/Millwall_FC_logo.png/200px-Millwall_FC_logo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lackpool FC</text:p>
          </table:table-cell>
          <table:table-cell/>
          <table:table-cell office:value-type="string">
            <text:p>http://upload.wikimedia.org/wikipedia/fr/thumb/d/df/Blackpool_FC_logo.svg/langfr-130px-Blackpool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irmingham City FC</text:p>
          </table:table-cell>
          <table:table-cell/>
          <table:table-cell office:value-type="string">
            <text:p>http://upload.wikimedia.org/wikipedia/fr/thumb/6/68/Birmingham_City_FC_logo.svg/langfr-130px-Birmingham_City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olverhampton Wanderers FC</text:p>
          </table:table-cell>
          <table:table-cell/>
          <table:table-cell office:value-type="string">
            <text:p>http://upload.wikimedia.org/wikipedia/fr/thumb/f/fc/Wolverhampton_Wanderers.svg/langfr-130px-Wolverhamp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rentford FC</text:p>
          </table:table-cell>
          <table:table-cell/>
          <table:table-cell office:value-type="string">
            <text:p>http://upload.wikimedia.org/wikipedia/fr/thumb/c/c9/Brentford_FC_logo.svg/langfr-130px-Brentford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otherdam United FC</text:p>
          </table:table-cell>
          <table:table-cell/>
          <table:table-cell office:value-type="string">
            <text:p>http://upload.wikimedia.org/wikipedia/fr/5/5b/RotherhamUnited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D Almeria</text:p>
          </table:table-cell>
          <table:table-cell/>
          <table:table-cell office:value-type="string">
            <text:p>http://upload.wikimedia.org/wikipedia/fr/thumb/8/8c/UD_Almer%C3%ADa.gif/130px-UD_Almer%C3%ADa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thletic Bilbao</text:p>
          </table:table-cell>
          <table:table-cell/>
          <table:table-cell office:value-type="string">
            <text:p>http://upload.wikimedia.org/wikipedia/fr/thumb/0/08/Athletic_bilbao.png/130px-Athletic_bilba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b Atletico Madrid</text:p>
          </table:table-cell>
          <table:table-cell/>
          <table:table-cell office:value-type="string">
            <text:p>http://upload.wikimedia.org/wikipedia/fr/thumb/c/c1/Atletico_Madrid_logo.svg/langfr-130px-Atletico_Madrid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C Barcelone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elta Vigo</text:p>
          </table:table-cell>
          <table:table-cell/>
          <table:table-cell office:value-type="string">
            <text:p>http://upload.wikimedia.org/wikipedia/fr/thumb/a/a4/Logo_Celta_Vigo.png/130px-Logo_Celta_Vig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doba CF</text:p>
          </table:table-cell>
          <table:table-cell/>
          <table:table-cell office:value-type="string">
            <text:p>http://upload.wikimedia.org/wikipedia/fr/thumb/9/96/C%C3%B3rdoba_CF_logo.svg/langfr-130px-C%C3%B3rdoba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portivo La Corogne</text:p>
          </table:table-cell>
          <table:table-cell/>
          <table:table-cell office:value-type="string">
            <text:p>http://upload.wikimedia.org/wikipedia/fr/thumb/b/b9/Deportivo_La_Coruna.svg/langfr-130px-Deportivo_La_Coru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D Eibar</text:p>
          </table:table-cell>
          <table:table-cell/>
          <table:table-cell office:value-type="string">
            <text:p>http://upload.wikimedia.org/wikipedia/fr/1/19/Sociedad_Deportiva_Eibar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lche CF</text:p>
          </table:table-cell>
          <table:table-cell/>
          <table:table-cell office:value-type="string">
            <text:p>http://upload.wikimedia.org/wikipedia/fr/3/39/Elche_Club_de_F%C3%83%C2%BAtbol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CD Espanyol de Barcelona</text:p>
          </table:table-cell>
          <table:table-cell/>
          <table:table-cell office:value-type="string">
            <text:p>http://upload.wikimedia.org/wikipedia/fr/thumb/a/a5/Rcd_espanyol_de_barcelona.png/130px-Rcd_espanyol_de_barcelona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etafe CF</text:p>
          </table:table-cell>
          <table:table-cell/>
          <table:table-cell office:value-type="string">
            <text:p>http://upload.wikimedia.org/wikipedia/en/thumb/e/ef/Getafe_cf_200px.png/180px-Getafe_cf_200px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ranada CF</text:p>
          </table:table-cell>
          <table:table-cell/>
          <table:table-cell office:value-type="string">
            <text:p>http://upload.wikimedia.org/wikipedia/fr/4/4f/Logo-granada-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vante UD</text:p>
          </table:table-cell>
          <table:table-cell/>
          <table:table-cell office:value-type="string">
            <text:p>http://upload.wikimedia.org/wikipedia/fr/thumb/9/9e/Logo_Levante_UD.png/130px-Logo_Levante_U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aga CF</text:p>
          </table:table-cell>
          <table:table-cell/>
          <table:table-cell office:value-type="string">
            <text:p>http://upload.wikimedia.org/wikipedia/fr/thumb/9/99/Logo_Malaga_CF.png/130px-Logo_Malaga_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ayo Vallecano de Madrid</text:p>
          </table:table-cell>
          <table:table-cell/>
          <table:table-cell office:value-type="string">
            <text:p>http://upload.wikimedia.org/wikipedia/fr/thumb/4/4b/Rayo-Vallecano.png/130px-Rayo-Vallecan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al Madrid CF</text:p>
          </table:table-cell>
          <table:table-cell/>
          <table:table-cell office:value-type="string">
            <text:p>http://upload.wikimedia.org/wikipedia/fr/thumb/c/c7/Logo_Real_Madrid.svg/langfr-130px-Logo_Real_Madrid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al Sociedad</text:p>
          </table:table-cell>
          <table:table-cell/>
          <table:table-cell office:value-type="string">
            <text:p>http://upload.wikimedia.org/wikipedia/fr/3/33/Real_Socieda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ville FC</text:p>
          </table:table-cell>
          <table:table-cell/>
          <table:table-cell office:value-type="string">
            <text:p>http://upload.wikimedia.org/wikipedia/fr/thumb/0/04/Sevilla_FC_logo.jpg/130px-Sevilla_FC_logo.jp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alencia FC</text:p>
          </table:table-cell>
          <table:table-cell/>
          <table:table-cell office:value-type="string">
            <text:p>http://upload.wikimedia.org/wikipedia/fr/thumb/9/97/ValenciaCF.png/130px-Valencia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illarreal CF</text:p>
          </table:table-cell>
          <table:table-cell/>
          <table:table-cell office:value-type="string">
            <text:p>http://upload.wikimedia.org/wikipedia/fr/thumb/7/70/Villarreal_CF_logo.svg/langfr-130px-Villarreal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portivo Alaves</text:p>
          </table:table-cell>
          <table:table-cell/>
          <table:table-cell office:value-type="string">
            <text:p>http://upload.wikimedia.org/wikipedia/fr/thumb/2/2e/Deportivo_Alaves_logo.svg/langfr-130px-Deportivo_Alaves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lbacete Balompie</text:p>
          </table:table-cell>
          <table:table-cell/>
          <table:table-cell office:value-type="string">
            <text:p>http://upload.wikimedia.org/wikipedia/fr/thumb/d/de/Albacete_Balompi%C3%83%C2%A9.gif/130px-Albacete_Balompi%C3%83%C2%A9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D Alcorcon</text:p>
          </table:table-cell>
          <table:table-cell/>
          <table:table-cell office:value-type="string">
            <text:p>http://upload.wikimedia.org/wikipedia/fr/thumb/2/28/AD_Alcorc%C3%B3n_logo.svg/langfr-130px-AD_Alcorc%C3%B3n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C Barcelone B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al Betis Balompie</text:p>
          </table:table-cell>
          <table:table-cell/>
          <table:table-cell office:value-type="string">
            <text:p>http://upload.wikimedia.org/wikipedia/fr/thumb/4/43/Real_Betis.svg/langfr-130px-Real_Betis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irona FC</text:p>
          </table:table-cell>
          <table:table-cell/>
          <table:table-cell office:value-type="string">
            <text:p>http://upload.wikimedia.org/wikipedia/en/thumb/9/90/For_article_Girona_FC.svg/150px-For_article_Girona_FC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al Sporting de Gijon</text:p>
          </table:table-cell>
          <table:table-cell/>
          <table:table-cell office:value-type="string">
            <text:p>http://upload.wikimedia.org/wikipedia/fr/thumb/b/bf/R_sporting_de_gijon.gif/130px-R_sporting_de_gijon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D Las Palmas</text:p>
          </table:table-cell>
          <table:table-cell/>
          <table:table-cell office:value-type="string">
            <text:p>http://upload.wikimedia.org/wikipedia/fr/thumb/2/27/U_D_Las_Palmas.png/130px-U_D_Las_Palma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D Leganes</text:p>
          </table:table-cell>
          <table:table-cell/>
          <table:table-cell office:value-type="string">
            <text:p>http://upload.wikimedia.org/wikipedia/fr/thumb/a/a7/CD_Legan%C3%A9s.gif/130px-CD_Legan%C3%A9s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nio Esportiva Llagostera</text:p>
          </table:table-cell>
          <table:table-cell/>
          <table:table-cell office:value-type="string">
            <text:p>http://upload.wikimedia.org/wikipedia/en/thumb/4/4a/UE_Llagostera.png/220px-UE_Llagoster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D Lugo</text:p>
          </table:table-cell>
          <table:table-cell/>
          <table:table-cell office:value-type="string">
            <text:p>http://upload.wikimedia.org/wikipedia/fr/thumb/8/8c/CD_Lugo.png/130px-CD_Lugo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D Mirandes</text:p>
          </table:table-cell>
          <table:table-cell/>
          <table:table-cell office:value-type="string">
            <text:p>http://upload.wikimedia.org/wikipedia/fr/thumb/8/85/CD_Mirand%C3%A9s.png/130px-CD_Mirand%C3%A9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D Numancia</text:p>
          </table:table-cell>
          <table:table-cell/>
          <table:table-cell office:value-type="string">
            <text:p>http://upload.wikimedia.org/wikipedia/fr/thumb/5/56/CD_Numancia.gif/130px-CD_Numancia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 Osasuna</text:p>
          </table:table-cell>
          <table:table-cell/>
          <table:table-cell office:value-type="string">
            <text:p>http://upload.wikimedia.org/wikipedia/fr/thumb/3/31/Logo_Osasuna.png/130px-Logo_Osasun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D Ponferradina</text:p>
          </table:table-cell>
          <table:table-cell/>
          <table:table-cell office:value-type="string">
            <text:p>http://upload.wikimedia.org/wikipedia/en/thumb/0/0b/SD_Ponferradina_logo.svg/150px-SD_Ponferradin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acing Santander</text:p>
          </table:table-cell>
          <table:table-cell/>
          <table:table-cell office:value-type="string">
            <text:p>http://upload.wikimedia.org/wikipedia/de/thumb/4/4c/Racing_Santander.svg/150px-Racing_Santander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creativo Huelva</text:p>
          </table:table-cell>
          <table:table-cell/>
          <table:table-cell office:value-type="string">
            <text:p>http://upload.wikimedia.org/wikipedia/en/thumb/f/ff/Recreativo_de_Huelva_Logo.svg/180px-Recreativo_de_Huelv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CD Majorque</text:p>
          </table:table-cell>
          <table:table-cell/>
          <table:table-cell office:value-type="string">
            <text:p>http://upload.wikimedia.org/wikipedia/de/thumb/e/e0/Rcd_mallorca.svg/120px-Rcd_mallorc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E Sabadell</text:p>
          </table:table-cell>
          <table:table-cell/>
          <table:table-cell office:value-type="string">
            <text:p>http://upload.wikimedia.org/wikipedia/en/thumb/7/77/CE_Sabadell_FC_logo.svg/180px-CE_Sabadell_FC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D Tenerife</text:p>
          </table:table-cell>
          <table:table-cell/>
          <table:table-cell office:value-type="string">
            <text:p>http://upload.wikimedia.org/wikipedia/en/thumb/f/f9/CD_Tenerife_logo.svg/160px-CD_Tenerife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al Saragosse</text:p>
          </table:table-cell>
          <table:table-cell/>
          <table:table-cell office:value-type="string">
            <text:p>http://upload.wikimedia.org/wikipedia/de/thumb/8/8f/Real_zaragoza.svg/100px-Real_zaragoz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al Valladolid</text:p>
          </table:table-cell>
          <table:table-cell/>
          <table:table-cell office:value-type="string">
            <text:p>http://upload.wikimedia.org/wikipedia/fr/thumb/3/31/Real_Valladolid.gif/130px-Real_Valladolid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aizer Chiefs FC</text:p>
          </table:table-cell>
          <table:table-cell/>
          <table:table-cell office:value-type="string">
            <text:p>http://upload.wikimedia.org/wikipedia/fr/thumb/c/ce/Kaiser_Chiefs_FC_-_Logo.png/130px-Kaiser_Chiefs_FC_-_Logo.pn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rlando Pirates FC</text:p>
          </table:table-cell>
          <table:table-cell/>
          <table:table-cell office:value-type="string">
            <text:p>http://upload.wikimedia.org/wikipedia/fr/thumb/0/00/Orlando_Pirates.jpg/130px-Orlando_Pirates.jp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lympiakos</text:p>
          </table:table-cell>
          <table:table-cell/>
          <table:table-cell office:value-type="string">
            <text:p>http://upload.wikimedia.org/wikipedia/fr/thumb/b/ba/Olympiakos-Piraeus.png/130px-Olympiakos-Piraeu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nathinaikos</text:p>
          </table:table-cell>
          <table:table-cell/>
          <table:table-cell office:value-type="string">
            <text:p>http://upload.wikimedia.org/wikipedia/fr/thumb/0/0a/Panathinaikos.png/130px-Panathinaiko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OK Salonique</text:p>
          </table:table-cell>
          <table:table-cell/>
          <table:table-cell office:value-type="string">
            <text:p>http://upload.wikimedia.org/wikipedia/fr/thumb/8/8a/Logo_PAOK_Salonique.png/130px-Logo_PAOK_Salonique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C Augsbourg</text:p>
          </table:table-cell>
          <table:table-cell/>
          <table:table-cell office:value-type="string">
            <text:p>http://upload.wikimedia.org/wikipedia/fr/thumb/f/fd/FC_Augsburg_-_Logo.svg/langfr-130px-FC_Augsburg_-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SV Bayer 04 Leverkusen</text:p>
          </table:table-cell>
          <table:table-cell/>
          <table:table-cell office:value-type="string">
            <text:p>http://upload.wikimedia.org/wikipedia/fr/thumb/8/83/Bayer_leverkusen.png/130px-Bayer_leverkusen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yern Munich</text:p>
          </table:table-cell>
          <table:table-cell/>
          <table:table-cell office:value-type="string">
            <text:p>http://upload.wikimedia.org/wikipedia/commons/thumb/c/c5/Logo_FC_Bayern_M%C3%BCnchen.svg/langfr-130px-Logo_FC_Bayern_M%C3%BCnchen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V 09 Borussia Dortmund</text:p>
          </table:table-cell>
          <table:table-cell/>
          <table:table-cell office:value-type="string">
            <text:p>http://upload.wikimedia.org/wikipedia/commons/thumb/6/67/Borussia_Dortmund_logo.svg/langfr-130px-Borussia_Dortmund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russia Monchengladbach</text:p>
          </table:table-cell>
          <table:table-cell/>
          <table:table-cell office:value-type="string">
            <text:p>http://upload.wikimedia.org/wikipedia/fr/thumb/d/db/Vfl_borussia_monchengladbach.gif/130px-Vfl_borussia_monchengladbach.gif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. FC Cologne</text:p>
          </table:table-cell>
          <table:table-cell/>
          <table:table-cell office:value-type="string">
            <text:p>http://upload.wikimedia.org/wikipedia/fr/thumb/7/71/Fc_cologne.png/130px-Fc_cologne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ambourg SV</text:p>
          </table:table-cell>
          <table:table-cell/>
          <table:table-cell office:value-type="string">
            <text:p>http://upload.wikimedia.org/wikipedia/fr/thumb/b/b9/Hambourg_sv.PNG/130px-Hambourg_sv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intracht Francfort</text:p>
          </table:table-cell>
          <table:table-cell/>
          <table:table-cell office:value-type="string">
            <text:p>http://upload.wikimedia.org/wikipedia/commons/thumb/0/04/Eintracht_Frankfurt_Logo.svg/langfr-130px-Eintracht_Frankfurt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 Fribourg</text:p>
          </table:table-cell>
          <table:table-cell/>
          <table:table-cell office:value-type="string">
            <text:p>http://upload.wikimedia.org/wikipedia/fr/thumb/7/7b/SC_Freiburg.png/130px-SC_Freibur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anovre 96</text:p>
          </table:table-cell>
          <table:table-cell/>
          <table:table-cell office:value-type="string">
            <text:p>http://upload.wikimedia.org/wikipedia/fr/thumb/c/cd/Hannover_96_Logo.svg/langfr-130px-Hannover_96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ertha BSC Berlin</text:p>
          </table:table-cell>
          <table:table-cell/>
          <table:table-cell office:value-type="string">
            <text:p>http://upload.wikimedia.org/wikipedia/fr/thumb/c/c7/Hertha_BSC_Berlin_-_Logo.png/130px-Hertha_BSC_Berlin_-_Logo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SG 1899 Hoffenheim</text:p>
          </table:table-cell>
          <table:table-cell/>
          <table:table-cell office:value-type="string">
            <text:p>http://upload.wikimedia.org/wikipedia/fr/thumb/e/e7/Logo_TSG_Hoffenheim.svg/langfr-130px-Logo_TSG_Hoffenheim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. FSV Mayence 05</text:p>
          </table:table-cell>
          <table:table-cell/>
          <table:table-cell office:value-type="string">
            <text:p>http://upload.wikimedia.org/wikipedia/de/thumb/0/0b/FSV_Mainz_05_Logo.svg/150px-FSV_Mainz_05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 Paderborn 07</text:p>
          </table:table-cell>
          <table:table-cell/>
          <table:table-cell office:value-type="string">
            <text:p>http://upload.wikimedia.org/wikipedia/commons/thumb/e/e3/SC_Paderborn_07_Logo.svg/170px-SC_Paderborn_07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C Schalke 04</text:p>
          </table:table-cell>
          <table:table-cell/>
          <table:table-cell office:value-type="string">
            <text:p>http://upload.wikimedia.org/wikipedia/commons/thumb/9/97/FC_Schalke_04_Logo.png/130px-FC_Schalke_04_Logo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fB Stuttgart</text:p>
          </table:table-cell>
          <table:table-cell/>
          <table:table-cell office:value-type="string">
            <text:p>http://upload.wikimedia.org/wikipedia/commons/thumb/e/eb/VfB_Stuttgart_1893_Logo.svg/langfr-130px-VfB_Stuttgart_1893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erder Breme</text:p>
          </table:table-cell>
          <table:table-cell/>
          <table:table-cell office:value-type="string">
            <text:p>http://upload.wikimedia.org/wikipedia/commons/thumb/b/be/SV-Werder-Bremen-Logo.svg/langfr-130px-SV-Werder-Bremen-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fL Wolfsbourg</text:p>
          </table:table-cell>
          <table:table-cell/>
          <table:table-cell office:value-type="string">
            <text:p>http://upload.wikimedia.org/wikipedia/fr/thumb/4/42/VfL_wolfsburg.png/130px-VfL_wolfsbur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hicago Fire</text:p>
          </table:table-cell>
          <table:table-cell/>
          <table:table-cell office:value-type="string">
            <text:p>http://upload.wikimedia.org/wikipedia/en/thumb/8/84/Chicago_Fire_Soccer_Club.svg/200px-Chicago_Fire_Soccer_Club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lombus Crew</text:p>
          </table:table-cell>
          <table:table-cell/>
          <table:table-cell office:value-type="string">
            <text:p>http://upload.wikimedia.org/wikipedia/de/thumb/7/79/Columbus_Crew_Logo.svg/120px-Columbus_Crew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C United</text:p>
          </table:table-cell>
          <table:table-cell/>
          <table:table-cell office:value-type="string">
            <text:p>http://upload.wikimedia.org/wikipedia/en/thumb/c/c1/D.C._United_logo.svg/200px-D.C._United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mpact Montreal</text:p>
          </table:table-cell>
          <table:table-cell/>
          <table:table-cell office:value-type="string">
            <text:p>http://upload.wikimedia.org/wikipedia/en/thumb/9/94/Montreal_Impact_%28MLS%29_logo.svg/200px-Montreal_Impact_%28MLS%29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ew York Red Bulls</text:p>
          </table:table-cell>
          <table:table-cell/>
          <table:table-cell office:value-type="string">
            <text:p>http://upload.wikimedia.org/wikipedia/en/thumb/5/51/New_York_Red_Bulls_logo.svg/248px-New_York_Red_Bulls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ew England Revolution</text:p>
          </table:table-cell>
          <table:table-cell/>
          <table:table-cell office:value-type="string">
            <text:p>http://upload.wikimedia.org/wikipedia/en/thumb/d/d6/New_England_Revolution_logo.svg/226px-New_England_Revolution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hiladelphia Union</text:p>
          </table:table-cell>
          <table:table-cell/>
          <table:table-cell office:value-type="string">
            <text:p>http://upload.wikimedia.org/wikipedia/en/thumb/3/3e/Philadelphia_Union_2010.svg/200px-Philadelphia_Union_2010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oronto FC</text:p>
          </table:table-cell>
          <table:table-cell/>
          <table:table-cell office:value-type="string">
            <text:p>http://upload.wikimedia.org/wikipedia/en/thumb/7/7c/Toronto_FC_Logo.svg/213px-Toronto_FC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lorado Rapids</text:p>
          </table:table-cell>
          <table:table-cell/>
          <table:table-cell office:value-type="string">
            <text:p>http://upload.wikimedia.org/wikipedia/en/thumb/2/2b/Colorado_Rapids_logo.svg/200px-Colorado_Rapids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C Dallas</text:p>
          </table:table-cell>
          <table:table-cell/>
          <table:table-cell office:value-type="string">
            <text:p>http://upload.wikimedia.org/wikipedia/en/thumb/c/c9/FC_Dallas_logo.svg/200px-FC_Dallas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ouston Dynamo</text:p>
          </table:table-cell>
          <table:table-cell/>
          <table:table-cell office:value-type="string">
            <text:p>http://upload.wikimedia.org/wikipedia/en/thumb/0/0c/Houston_Dynamo_logo.svg/225px-Houston_Dynamo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porting Kansas City</text:p>
          </table:table-cell>
          <table:table-cell/>
          <table:table-cell office:value-type="string">
            <text:p>http://upload.wikimedia.org/wikipedia/en/thumb/1/18/Sporting_Kansas_City_2011.svg/200px-Sporting_Kansas_City_2011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s Angeles Galaxy</text:p>
          </table:table-cell>
          <table:table-cell/>
          <table:table-cell office:value-type="string">
            <text:p>http://upload.wikimedia.org/wikipedia/en/thumb/7/70/Los_Angeles_Galaxy_logo.svg/200px-Los_Angeles_Galaxy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ortland Timbers</text:p>
          </table:table-cell>
          <table:table-cell/>
          <table:table-cell office:value-type="string">
            <text:p>http://upload.wikimedia.org/wikipedia/en/thumb/b/b2/Portland_Timbers_%28MLS%29_logo.svg/200px-Portland_Timbers_%28MLS%29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al Salt Lake</text:p>
          </table:table-cell>
          <table:table-cell/>
          <table:table-cell office:value-type="string">
            <text:p>http://upload.wikimedia.org/wikipedia/en/thumb/5/54/Real_Salt_Lake_2010.svg/188px-Real_Salt_Lake_2010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n Jose Earthquakes</text:p>
          </table:table-cell>
          <table:table-cell/>
          <table:table-cell office:value-type="string">
            <text:p>http://upload.wikimedia.org/wikipedia/en/thumb/9/98/San_Jose_Earthquakes_2014.svg/200px-San_Jose_Earthquakes_2014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attle Sounders FC</text:p>
          </table:table-cell>
          <table:table-cell/>
          <table:table-cell office:value-type="string">
            <text:p>http://upload.wikimedia.org/wikipedia/en/thumb/2/27/Seattle_Sounders_FC.svg/200px-Seattle_Sounders_FC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ancouver Whitecaps FC</text:p>
          </table:table-cell>
          <table:table-cell/>
          <table:table-cell office:value-type="string">
            <text:p>http://upload.wikimedia.org/wikipedia/en/thumb/5/5d/Vancouver_Whitecaps_FC_logo.svg/200px-Vancouver_Whitecaps_FC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D Chivas USA</text:p>
          </table:table-cell>
          <table:table-cell/>
          <table:table-cell office:value-type="string">
            <text:p>http://upload.wikimedia.org/wikipedia/en/thumb/f/f0/Chivas_USA_logo.svg/200px-Chivas_USA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ustralie</text:p>
          </table:table-cell>
          <table:table-cell/>
          <table:table-cell office:value-type="string">
            <text:p>http://upload.wikimedia.org/wikipedia/fr/thumb/1/1f/Football_Australie_federation.svg/100px-Football_Austral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ree du Sud</text:p>
          </table:table-cell>
          <table:table-cell/>
          <table:table-cell office:value-type="string">
            <text:p>http://upload.wikimedia.org/wikipedia/fr/thumb/9/93/Football_Cor%C3%A9e_du_Sud_federation.svg/100px-Football_Cor%C3%A9e_du_Sud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de</text:p>
          </table:table-cell>
          <table:table-cell/>
          <table:table-cell office:value-type="string">
            <text:p>http://upload.wikimedia.org/wikipedia/fr/thumb/6/64/Football_Inde_federation.svg/100px-Football_Ind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frique du Sud</text:p>
          </table:table-cell>
          <table:table-cell/>
          <table:table-cell office:value-type="string">
            <text:p>http://upload.wikimedia.org/wikipedia/fr/thumb/d/d7/Football_Afrique_du_Sud_federation.svg/100px-Football_Afrique_du_Sud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meroun</text:p>
          </table:table-cell>
          <table:table-cell/>
          <table:table-cell office:value-type="string">
            <text:p>http://upload.wikimedia.org/wikipedia/fr/thumb/e/e8/Cameroon_2010crest.png/150px-Cameroon_2010crest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te d'Ivoire</text:p>
          </table:table-cell>
          <table:table-cell/>
          <table:table-cell office:value-type="string">
            <text:p>http://upload.wikimedia.org/wikipedia/fr/c/c2/Football_C%C3%B4te_d%27Ivoire_federation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gypte</text:p>
          </table:table-cell>
          <table:table-cell/>
          <table:table-cell office:value-type="string">
            <text:p>http://upload.wikimedia.org/wikipedia/fr/thumb/e/e9/Football_%C3%89gypte_federation.svg/langfr-200px-Football_%C3%89gypt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tats-Unis</text:p>
          </table:table-cell>
          <table:table-cell/>
          <table:table-cell office:value-type="string">
            <text:p>http://upload.wikimedia.org/wikipedia/fr/thumb/1/14/US_Soccer_Logo.png/130px-US_Soccer_Logo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xique</text:p>
          </table:table-cell>
          <table:table-cell/>
          <table:table-cell office:value-type="string">
            <text:p>http://upload.wikimedia.org/wikipedia/fr/thumb/f/f2/Embl%C3%A8me_de_l%27%C3%A9quipe_du_Mexique_de_football.png/130px-Embl%C3%A8me_de_l%27%C3%A9quipe_du_Mexique_de_football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rgentine</text:p>
          </table:table-cell>
          <table:table-cell/>
          <table:table-cell office:value-type="string">
            <text:p>http://upload.wikimedia.org/wikipedia/fr/thumb/b/b8/Football_Argentine_federation.svg/langfr-130px-Football_Argentin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livie</text:p>
          </table:table-cell>
          <table:table-cell/>
          <table:table-cell office:value-type="string">
            <text:p>http://upload.wikimedia.org/wikipedia/fr/thumb/a/a6/Football_Bolivie_federation.svg/langfr-130px-Football_Boliv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resil</text:p>
          </table:table-cell>
          <table:table-cell/>
          <table:table-cell office:value-type="string">
            <text:p>http://upload.wikimedia.org/wikipedia/fr/thumb/e/ea/Football_Br%C3%A9sil_federation.svg/langfr-130px-Football_Br%C3%A9sil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ili</text:p>
          </table:table-cell>
          <table:table-cell/>
          <table:table-cell office:value-type="string">
            <text:p>http://upload.wikimedia.org/wikipedia/fr/thumb/3/36/Football_Chili_federation.svg/langfr-130px-Football_Chili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lombie</text:p>
          </table:table-cell>
          <table:table-cell/>
          <table:table-cell office:value-type="string">
            <text:p>http://upload.wikimedia.org/wikipedia/fr/thumb/a/ad/Football_Colombie_federation.svg/langfr-130px-Football_Colomb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quateur</text:p>
          </table:table-cell>
          <table:table-cell/>
          <table:table-cell office:value-type="string">
            <text:p>http://upload.wikimedia.org/wikipedia/fr/thumb/f/f2/Football_%C3%89quateur_federation.svg/langfr-130px-Football_%C3%89quateur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guay</text:p>
          </table:table-cell>
          <table:table-cell/>
          <table:table-cell office:value-type="string">
            <text:p>http://upload.wikimedia.org/wikipedia/fr/thumb/e/e7/Football_Paraguay_federation.svg/langfr-130px-Football_Paraguay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ou</text:p>
          </table:table-cell>
          <table:table-cell/>
          <table:table-cell office:value-type="string">
            <text:p>http://upload.wikimedia.org/wikipedia/fr/thumb/9/90/Football_P%C3%A9rou_federation.svg/langfr-130px-Football_P%C3%A9rou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ruguay</text:p>
          </table:table-cell>
          <table:table-cell/>
          <table:table-cell office:value-type="string">
            <text:p>http://upload.wikimedia.org/wikipedia/fr/thumb/b/b8/Football_Uruguay_federation.svg/langfr-130px-Football_Uruguay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enezuela</text:p>
          </table:table-cell>
          <table:table-cell/>
          <table:table-cell office:value-type="string">
            <text:p>http://upload.wikimedia.org/wikipedia/fr/thumb/5/51/Football_Venezuela_federation.svg/langfr-130px-Football_Venezuela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ouvelle-Zelande</text:p>
          </table:table-cell>
          <table:table-cell/>
          <table:table-cell office:value-type="string">
            <text:p>http://upload.wikimedia.org/wikipedia/fr/thumb/6/6d/Nouvelle_Z%C3%A9lande_football_logo.png/130px-Nouvelle_Z%C3%A9lande_football_logo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lemagne</text:p>
          </table:table-cell>
          <table:table-cell/>
          <table:table-cell office:value-type="string">
            <text:p>http://upload.wikimedia.org/wikipedia/fr/e/e3/Logo_mannschaft_2014.jp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gleterre</text:p>
          </table:table-cell>
          <table:table-cell/>
          <table:table-cell office:value-type="string">
            <text:p>http://upload.wikimedia.org/wikipedia/fr/thumb/7/79/Football_Angleterre_maillot.png/130px-Football_Angleterre_maillot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utriche</text:p>
          </table:table-cell>
          <table:table-cell/>
          <table:table-cell office:value-type="string">
            <text:p>http://upload.wikimedia.org/wikipedia/fr/thumb/c/ca/Football_Autriche_maillot.svg/langfr-130px-Football_Autriche_maillot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lgique</text:p>
          </table:table-cell>
          <table:table-cell/>
          <table:table-cell office:value-type="string">
            <text:p>http://upload.wikimedia.org/wikipedia/fr/thumb/0/03/URBSFA.jpg/130px-URBSFA.jp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ulgarie</text:p>
          </table:table-cell>
          <table:table-cell/>
          <table:table-cell office:value-type="string">
            <text:p>http://upload.wikimedia.org/wikipedia/fr/thumb/0/01/Bulgaria_football_union.png/130px-Bulgaria_football_union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nemark</text:p>
          </table:table-cell>
          <table:table-cell/>
          <table:table-cell office:value-type="string">
            <text:p>http://upload.wikimedia.org/wikipedia/fr/thumb/8/86/Football_Danemark_federation.svg/langfr-130px-Football_Danemark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cosse</text:p>
          </table:table-cell>
          <table:table-cell/>
          <table:table-cell office:value-type="string">
            <text:p>http://upload.wikimedia.org/wikipedia/fr/thumb/5/50/Scotland_national_football_team_logo_2014.svg/langfr-130px-Scotland_national_football_team_logo_2014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spagne</text:p>
          </table:table-cell>
          <table:table-cell/>
          <table:table-cell office:value-type="string">
            <text:p>http://upload.wikimedia.org/wikipedia/fr/thumb/4/40/Escudo_Selecci%C3%B3n_Espa%C3%B1ola.png/130px-Escudo_Selecci%C3%B3n_Espa%C3%B1ola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inlande</text:p>
          </table:table-cell>
          <table:table-cell/>
          <table:table-cell office:value-type="string">
            <text:p>http://upload.wikimedia.org/wikipedia/fr/thumb/f/f2/Football_Finlande_maillot.svg/langfr-130px-Football_Finlande_maillot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nce</text:p>
          </table:table-cell>
          <table:table-cell/>
          <table:table-cell office:value-type="string">
            <text:p>http://upload.wikimedia.org/wikipedia/fr/thumb/6/67/Logo_F%C3%A9d%C3%A9ration_Fran%C3%A7aise_de_Football.svg/langfr-150px-Logo_F%C3%A9d%C3%A9ration_Fran%C3%A7aise_de_Football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ece</text:p>
          </table:table-cell>
          <table:table-cell/>
          <table:table-cell office:value-type="string">
            <text:p>http://upload.wikimedia.org/wikipedia/fr/thumb/f/f7/Football_Gr%C3%A8ce_s%C3%A9lection.svg/langfr-130px-Football_Gr%C3%A8ce_s%C3%A9lec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ongrie</text:p>
          </table:table-cell>
          <table:table-cell/>
          <table:table-cell office:value-type="string">
            <text:p>http://upload.wikimedia.org/wikipedia/fr/thumb/6/69/Football_Hongrie_federation.svg/langfr-130px-Football_Hongr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rlande</text:p>
          </table:table-cell>
          <table:table-cell/>
          <table:table-cell office:value-type="string">
            <text:p>http://upload.wikimedia.org/wikipedia/fr/thumb/f/fe/Ireland_Football_Team_Badge.png/130px-Ireland_Football_Team_Badge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rlande du Nord</text:p>
          </table:table-cell>
          <table:table-cell/>
          <table:table-cell office:value-type="string">
            <text:p>http://upload.wikimedia.org/wikipedia/fr/thumb/b/b5/Football_Irlande_du_Nord_federation.svg/langfr-130px-Football_Irlande_du_Nord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talie</text:p>
          </table:table-cell>
          <table:table-cell/>
          <table:table-cell office:value-type="string">
            <text:p>http://upload.wikimedia.org/wikipedia/fr/thumb/4/4c/Italia.svg/langfr-130px-Italia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orvege</text:p>
          </table:table-cell>
          <table:table-cell/>
          <table:table-cell office:value-type="string">
            <text:p>http://upload.wikimedia.org/wikipedia/fr/thumb/8/85/Football_Norv%C3%A8ge_federation.svg/langfr-130px-Football_Norv%C3%A8g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ys-Bas</text:p>
          </table:table-cell>
          <table:table-cell/>
          <table:table-cell office:value-type="string">
            <text:p>http://upload.wikimedia.org/wikipedia/fr/thumb/a/a3/Football_Pays-Bas_federation.svg/langfr-130px-Football_Pays-Bas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ys de Galles</text:p>
          </table:table-cell>
          <table:table-cell/>
          <table:table-cell office:value-type="string">
            <text:p>http://upload.wikimedia.org/wikipedia/fr/thumb/3/3a/Football_Association_of_Wales_logo_2011.png/130px-Football_Association_of_Wales_logo_2011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ogne</text:p>
          </table:table-cell>
          <table:table-cell/>
          <table:table-cell office:value-type="string">
            <text:p>http://upload.wikimedia.org/wikipedia/fr/thumb/6/62/Football_Pologne_maillot_%282011%29.png/130px-Football_Pologne_maillot_%282011%29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rtugal</text:p>
          </table:table-cell>
          <table:table-cell/>
          <table:table-cell office:value-type="string">
            <text:p>http://upload.wikimedia.org/wikipedia/fr/thumb/6/65/Football_Portugal_federation.svg/langfr-130px-Football_Portugal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publique tcheque</text:p>
          </table:table-cell>
          <table:table-cell/>
          <table:table-cell office:value-type="string">
            <text:p>http://upload.wikimedia.org/wikipedia/fr/thumb/c/cc/Football_R%C3%A9publique_tch%C3%A8que_federation.svg/langfr-130px-Football_R%C3%A9publique_tch%C3%A8qu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umanie</text:p>
          </table:table-cell>
          <table:table-cell/>
          <table:table-cell office:value-type="string">
            <text:p>http://upload.wikimedia.org/wikipedia/fr/thumb/d/d0/Football_Roumanie_federation.svg/langfr-130px-Football_Rouman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ussie</text:p>
          </table:table-cell>
          <table:table-cell/>
          <table:table-cell office:value-type="string">
            <text:p>http://upload.wikimedia.org/wikipedia/fr/thumb/c/c2/2000px-Russian_Football_Union_Logo.svg.png/130px-2000px-Russian_Football_Union_Logo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lovenie</text:p>
          </table:table-cell>
          <table:table-cell/>
          <table:table-cell office:value-type="string">
            <text:p>http://upload.wikimedia.org/wikipedia/fr/thumb/1/17/Football_Slov%C3%A9nie_federation.svg/langfr-130px-Football_Slov%C3%A9n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isse</text:p>
          </table:table-cell>
          <table:table-cell/>
          <table:table-cell office:value-type="string">
            <text:p>http://upload.wikimedia.org/wikipedia/fr/thumb/d/d9/Football_Suisse_federation.svg/langfr-130px-Football_Suiss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urquie</text:p>
          </table:table-cell>
          <table:table-cell/>
          <table:table-cell office:value-type="string">
            <text:p>http://upload.wikimedia.org/wikipedia/fr/thumb/0/0c/Tff.png/130px-Tff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ede</text:p>
          </table:table-cell>
          <table:table-cell/>
          <table:table-cell office:value-type="string">
            <text:p>http://upload.wikimedia.org/wikipedia/fr/thumb/0/05/Football_Su%C3%A8de_federation.svg/langfr-130px-Football_Su%C3%A8d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0/11/2014</text:date>, <text:time>15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8:08:21.74</meta:creation-date>
    <dc:date>2014-11-10T15:08:51.36</dc:date>
    <dc:creator>Max Boss</dc:creator>
    <meta:editing-duration>PT2H18M40S</meta:editing-duration>
    <meta:editing-cycles>11</meta:editing-cycles>
    <meta:generator>OpenOffice.org/3.3$Win32 OpenOffice.org_project/330m20$Build-9567</meta:generator>
    <meta:document-statistic meta:table-count="3" meta:cell-count="1122" meta:object-count="0"/>
  </office:meta>
</office:document-meta>
</file>